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돋움" svg:font-family="돋움"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돋움1" svg:font-family="돋움"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6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7.62mm" fo:break-before="auto" style:use-optimal-row-height="true"/>
    </style:style>
    <style:style style:name="ro4" style:family="table-row">
      <style:table-row-properties style:row-height="51.86mm" fo:break-before="auto" style:use-optimal-row-height="true"/>
    </style:style>
    <style:style style:name="ro5" style:family="table-row">
      <style:table-row-properties style:row-height="48.44mm" fo:break-before="auto" style:use-optimal-row-height="true"/>
    </style:style>
    <style:style style:name="ro6"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ko" style:country-asian="KR"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시트1" table:style-name="ta1">
        <table:table-column table:style-name="co1" table:default-cell-style-name="ce1"/>
        <table:table-column table:style-name="co1" table:default-cell-style-name="Default"/>
        <table:table-column table:style-name="co2" table:default-cell-style-name="Default"/>
        <table:table-column table:style-name="co1" table:default-cell-style-name="Default"/>
        <table:table-row table:style-name="ro1">
          <table:table-cell office:value-type="string" calcext:value-type="string">
            <text:p><text:a xlink:href="https://en.dict.naver.com/#/entry/enko/f49070bc729b4233a8c1f20435902a97" xlink:type="simple">man·date</text:a> </text:p>
          </table:table-cell>
          <table:table-cell/>
          <table:table-cell office:value-type="string" calcext:value-type="string">
            <text:p>:</text:p>
          </table:table-cell>
          <table:table-cell office:value-type="string" calcext:value-type="string">
            <text:p>1.명사 (선거에 의해 국민들로부터 정부나 다른 조직에게 주어지는) 권한The election victory gave the party a clear mandate to continue its programme of reform.선거에서의 승리로 그 당은 개혁 프로그램을 계속할 수 있는 확실한 권한을 부여받았다.2.명사 (정부의) 통치[재임] 기간The presidential mandate is limited to two terms of four years each.대통령 재임 기간은 4년 연임으로 제한되어 있다.3.명사 (특정 과제의 수행) 지시[명령]The bank had no mandate to honour the cheque.그 은행에서는 그 수표를 수락하라는 지시가 없었다.</text:p>
          </table:table-cell>
        </table:table-row>
        <table:table-row table:style-name="ro1">
          <table:table-cell office:value-type="string" calcext:value-type="string">
            <text:p><text:a xlink:href="https://en.dict.naver.com/#/entry/enko/2c32340e3ba24440a50c2841c68f492b" xlink:type="simple">evict</text:a> </text:p>
          </table:table-cell>
          <table:table-cell table:style-name="ce1" office:value-type="string" calcext:value-type="string">
            <text:p>[ɪˈvɪkt] </text:p>
          </table:table-cell>
          <table:table-cell office:value-type="string" calcext:value-type="string">
            <text:p>:</text:p>
          </table:table-cell>
          <table:table-cell office:value-type="string" calcext:value-type="string">
            <text:p>1.동사 (주택이나 땅에서) 쫓아내다[퇴거시키다]A number of tenants have been evicted for not paying the rent.여러 명의 세입자들이 집세를 내지 못해 쫓겨났다.</text:p>
          </table:table-cell>
        </table:table-row>
        <table:table-row table:style-name="ro1">
          <table:table-cell office:value-type="string" calcext:value-type="string">
            <text:p><text:a xlink:href="https://en.dict.naver.com/#/entry/enko/6ee01e90f924451891d831fbe93015ee" xlink:type="simple">en·force</text:a> </text:p>
          </table:table-cell>
          <table:table-cell table:style-name="ce1" office:value-type="string" calcext:value-type="string">
            <text:p>[ɪnˈfɔːrs] </text:p>
          </table:table-cell>
          <table:table-cell office:value-type="string" calcext:value-type="string">
            <text:p>:</text:p>
          </table:table-cell>
          <table:table-cell office:value-type="string" calcext:value-type="string">
            <text:p>1.동사 (법률 등을) 집행[시행/실시]하다It’s the job of the police to enforce the law.법을 집행하는 것이 경찰이 할 일이다.2.동사 강요하다You can’t enforce cooperation between the players.선수들 간의 협조를 강요할 수는 없는 일이다.</text:p>
          </table:table-cell>
        </table:table-row>
        <table:table-row table:style-name="ro2">
          <table:table-cell office:value-type="string" calcext:value-type="string">
            <text:p><text:a xlink:href="https://en.dict.naver.com/#/entry/enko/e0bb12f702be4f39b2c6f9632c20053d" xlink:type="simple">(just) in case (…)</text:a> </text:p>
          </table:table-cell>
          <table:table-cell/>
          <table:table-cell office:value-type="string" calcext:value-type="string">
            <text:p>:</text:p>
          </table:table-cell>
          <table:table-cell office:value-type="string" calcext:value-type="string">
            <text:p>1.(혹시라도) (…할) 경우에 대비해서You’d better take the keys in case I’m out.내가 외출할지도 모르니까 네가 열쇠를 가져가는 게 좋을 거야.</text:p>
          </table:table-cell>
        </table:table-row>
        <table:table-row table:style-name="ro1">
          <table:table-cell office:value-type="string" calcext:value-type="string">
            <text:p><text:a xlink:href="https://en.dict.naver.com/#/entry/enko/deaee9ea934348d5abc65d129e14007e" xlink:type="simple">en·sure</text:a> </text:p>
          </table:table-cell>
          <table:table-cell table:style-name="ce1" office:value-type="string" calcext:value-type="string">
            <text:p>[ɪn|ʃʊr] </text:p>
          </table:table-cell>
          <table:table-cell office:value-type="string" calcext:value-type="string">
            <text:p>:</text:p>
          </table:table-cell>
          <table:table-cell office:value-type="string" calcext:value-type="string">
            <text:p>1.동사 반드시 …하게[이게] 하다, 보장하다The book ensured his success.그 책은 그의 성공을 보장해 주었다</text:p>
          </table:table-cell>
        </table:table-row>
        <table:table-row table:style-name="ro1">
          <table:table-cell office:value-type="string" calcext:value-type="string">
            <text:p><text:a xlink:href="https://en.dict.naver.com/#/entry/enko/469b3782d6074afeb4abeb30c3c6d773" xlink:type="simple">where</text:a> </text:p>
          </table:table-cell>
          <table:table-cell table:style-name="ce1" office:value-type="string" calcext:value-type="string">
            <text:p>[wer] </text:p>
          </table:table-cell>
          <table:table-cell office:value-type="string" calcext:value-type="string">
            <text:p>:</text:p>
          </table:table-cell>
          <table:table-cell office:value-type="string" calcext:value-type="string">
            <text:p>1.부사 어디에, 어디로, 어디에서Where do you live?어디 사세요?2.부사 &lt;장소상황을 뜻하는 어구 뒤에 쓰여 그것을 수식하는 절을 이끎&gt;It’s one of the few countries where people drive on the left.그곳은 사람들이 왼편으로 운전을 하는 몇 안 되는 국가 중 한 곳이다.3.부사 (…하고) 그 곳에서[거기에서]We then moved to Paris, where we lived for six years.그런 뒤 우리는 파리로 이사를 갔는데, 그 곳에서 6년을 살았다.</text:p>
          </table:table-cell>
        </table:table-row>
        <table:table-row table:style-name="ro1">
          <table:table-cell office:value-type="string" calcext:value-type="string">
            <text:p><text:a xlink:href="https://en.dict.naver.com/#/entry/enko/ce2d3eb2bd9749bda4eae26eeb78ee34" xlink:type="simple">once</text:a> </text:p>
          </table:table-cell>
          <table:table-cell table:style-name="ce1" office:value-type="string" calcext:value-type="string">
            <text:p>[wʌns] </text:p>
          </table:table-cell>
          <table:table-cell office:value-type="string" calcext:value-type="string">
            <text:p>:</text:p>
          </table:table-cell>
          <table:table-cell office:value-type="string" calcext:value-type="string">
            <text:p>1.부사 한 번I’ve only been there once.나는 그곳에 한 번밖에 안 가 보았다.2.부사 (과거) 언젠가[한때/한동안]I once met your mother.내가 언젠가 당신 어머니를 만났었다.3.부사 (부정문·의문문에서) 한 번도; (if 뒤에 쓰여) 일단He never once offered to help.그는 한 번도 도와주겠다는 말을 하지 않았다.</text:p>
          </table:table-cell>
        </table:table-row>
        <table:table-row table:style-name="ro2">
          <table:table-cell office:value-type="string" calcext:value-type="string">
            <text:p><text:a xlink:href="https://en.dict.naver.com/#/entry/enko/14f6d8423b6e4081afe350c692c47a15" xlink:type="simple">re·cap·itu·late</text:a> </text:p>
          </table:table-cell>
          <table:table-cell table:style-name="ce1" office:value-type="string" calcext:value-type="string">
            <text:p>[ˌriːkəˈpɪtʃuleɪt] </text:p>
          </table:table-cell>
          <table:table-cell office:value-type="string" calcext:value-type="string">
            <text:p>:</text:p>
          </table:table-cell>
          <table:table-cell office:value-type="string" calcext:value-type="string">
            <text:p>1.동사 (이미 한 말·결정 사항 등의) 개요를 말하다To recapitulate briefly, the three main points are these…간략히 개요를 말씀드리면, 세 가지 주요 사항들은 이러합니다…</text:p>
          </table:table-cell>
        </table:table-row>
        <table:table-row table:style-name="ro1">
          <table:table-cell office:value-type="string" calcext:value-type="string">
            <text:p><text:a xlink:href="https://en.dict.naver.com/#/entry/enko/969bcf802ad64a34a88a1d9d8e14f1ff" xlink:type="simple">recap</text:a> </text:p>
          </table:table-cell>
          <table:table-cell table:style-name="ce1" office:value-type="string" calcext:value-type="string">
            <text:p>[ˈriːkæp] </text:p>
          </table:table-cell>
          <table:table-cell office:value-type="string" calcext:value-type="string">
            <text:p>:</text:p>
          </table:table-cell>
          <table:table-cell office:value-type="string" calcext:value-type="string">
            <text:p>1.동사Let me just recap on what we’ve decided so far.지금까지 우리가 결정한 내용의 개요를 말씀드리겠습니다.</text:p>
          </table:table-cell>
        </table:table-row>
        <table:table-row table:style-name="ro1">
          <table:table-cell office:value-type="string" calcext:value-type="string">
            <text:p><text:a xlink:href="https://en.dict.naver.com/#/entry/enko/874edf13a5d6405da27a970d83b1ae4f" xlink:type="simple">|nothing but</text:a> </text:p>
          </table:table-cell>
          <table:table-cell/>
          <table:table-cell office:value-type="string" calcext:value-type="string">
            <text:p>:</text:p>
          </table:table-cell>
          <table:table-cell office:value-type="string" calcext:value-type="string">
            <text:p>1.오직; 그저[단지] …일 뿐인Nothing but a miracle can save her now.이제 오직 기적만이 그녀를 구할 수 있다.</text:p>
          </table:table-cell>
        </table:table-row>
        <table:table-row table:style-name="ro1">
          <table:table-cell office:value-type="string" calcext:value-type="string">
            <text:p><text:a xlink:href="https://en.dict.naver.com/#/entry/enko/319818fbe6524fe882efea6d9b188fdb" xlink:type="simple">glance</text:a> </text:p>
          </table:table-cell>
          <table:table-cell table:style-name="ce1" office:value-type="string" calcext:value-type="string">
            <text:p>[ɡlæns] </text:p>
          </table:table-cell>
          <table:table-cell office:value-type="string" calcext:value-type="string">
            <text:p>:</text:p>
          </table:table-cell>
          <table:table-cell office:value-type="string" calcext:value-type="string">
            <text:p>1.동사 흘낏[휙] 보다She glanced at her watch.그녀가 시계를 흘낏 보았다.2.동사 휙휙[대충] 훑어보다I only had time to glance at the newspapers.나는 신문을 대충 훑어볼 시간 밖에 없었다.3.명사 흘낏[휙] 봄to take/have a glance at the newspaper headlines신문 제목들을 휙 보다</text:p>
          </table:table-cell>
        </table:table-row>
        <table:table-row table:style-name="ro1">
          <table:table-cell office:value-type="string" calcext:value-type="string">
            <text:p><text:a xlink:href="https://en.dict.naver.com/#/entry/enko/d4d959eee28244e8b585fbbcc05cc0c7" xlink:type="simple">in·fer·ence</text:a> </text:p>
          </table:table-cell>
          <table:table-cell table:style-name="ce1" office:value-type="string" calcext:value-type="string">
            <text:p>[ˈɪnfərəns] </text:p>
          </table:table-cell>
          <table:table-cell office:value-type="string" calcext:value-type="string">
            <text:p>:</text:p>
          </table:table-cell>
          <table:table-cell office:value-type="string" calcext:value-type="string">
            <text:p>1.명사 추론(한 것)to draw/make inferences from the data데이터를 보고 추론하다2.명사 추론 (행위)If he is guilty then, by inference, so is his wife.그가 유죄라면, 추론컨대 그의 아내도 마찬가지이다.</text:p>
          </table:table-cell>
        </table:table-row>
        <table:table-row table:style-name="ro2">
          <table:table-cell office:value-type="string" calcext:value-type="string">
            <text:p><text:a xlink:href="https://en.dict.naver.com/#/entry/enko/d4e5e1049a37434d8e1c7fa97bcd87e3" xlink:type="simple">al·ter·na·tive·ly</text:a> </text:p>
          </table:table-cell>
          <table:table-cell table:style-name="ce1" office:value-type="string" calcext:value-type="string">
            <text:p>[ɔːl|tɜːrnətɪvli] </text:p>
          </table:table-cell>
          <table:table-cell office:value-type="string" calcext:value-type="string">
            <text:p>:</text:p>
          </table:table-cell>
          <table:table-cell office:value-type="string" calcext:value-type="string">
            <text:p>1.부사 그 대신에, 그렇지 않으면(둘째 대안을 소개할 때 씀)The agency will make travel arrangements for you. Alternatively, you can organize your own transport.여행사가 이동을 위한 준비를 해 드릴 수 있습니다. 그렇지 않으면 당신이 직접 교통수단을 알아 보셔도 됩니다.</text:p>
          </table:table-cell>
        </table:table-row>
        <table:table-row table:style-name="ro1">
          <table:table-cell office:value-type="string" calcext:value-type="string">
            <text:p><text:a xlink:href="https://en.dict.naver.com/#/entry/enko/ddd7a2ad8e9f40fdb66dc29f4b661164" xlink:type="simple">in·volve</text:a> </text:p>
          </table:table-cell>
          <table:table-cell table:style-name="ce1" office:value-type="string" calcext:value-type="string">
            <text:p>[ɪnˈvɑːlv] </text:p>
          </table:table-cell>
          <table:table-cell office:value-type="string" calcext:value-type="string">
            <text:p>:</text:p>
          </table:table-cell>
          <table:table-cell office:value-type="string" calcext:value-type="string">
            <text:p>1.동사 (중요 요소로·필연적으로) 수반[포함]하다Any investment involves an element of risk.어떤 것이든 투자에는 위험 요소가 수반된다.2.동사 (상황·사건·활동이 사람을) 관련[연루]시키다There was a serious incident involving a group of youths.한 무리의 젊은이들이 연루된 심각한 사건이 있었다.3.동사 참여시키다We want to involve as many people as possible in the celebrations.우리는 가능하면 많은 사람들을 그 경축 행사에 참여시키게 되기를 바란다.</text:p>
          </table:table-cell>
        </table:table-row>
        <table:table-row table:style-name="ro1">
          <table:table-cell office:value-type="string" calcext:value-type="string">
            <text:p><text:a xlink:href="https://en.dict.naver.com/#/entry/enko/092e89e6e2c5473a989eb8a01100fe02" xlink:type="simple">hard·en</text:a> </text:p>
          </table:table-cell>
          <table:table-cell table:style-name="ce1" office:value-type="string" calcext:value-type="string">
            <text:p>[ˈhɑːrdn] </text:p>
          </table:table-cell>
          <table:table-cell office:value-type="string" calcext:value-type="string">
            <text:p>:</text:p>
          </table:table-cell>
          <table:table-cell office:value-type="string" calcext:value-type="string">
            <text:p>1.동사 굳다, 경화되다; 굳히다, 경화시키다The varnish takes a few hours to harden.그 유약은 마르는 데 몇 시간이 걸린다.2.동사 (얼굴·목소리 등이) 굳어지다[딱딱해지다]Her face hardened into an expression of hatred.그녀의 얼굴이 굳어지더니 증오의 표정을 띠었다.3.동사 (감정·태도가[를]) 단호/확고해지다[단호/확고하게 만들다]Public attitudes to the strike have hardened.그 파업에 대한 대중의 태도가 단호해졌다.</text:p>
          </table:table-cell>
        </table:table-row>
        <table:table-row table:style-name="ro1">
          <table:table-cell office:value-type="string" calcext:value-type="string">
            <text:p><text:a xlink:href="https://en.dict.naver.com/#/entry/enko/4925d53e58e24c4a8fe2109eae19e03d" xlink:type="simple">readi·ness</text:a> </text:p>
          </table:table-cell>
          <table:table-cell table:style-name="ce1" office:value-type="string" calcext:value-type="string">
            <text:p>[ˈredinəs] </text:p>
          </table:table-cell>
          <table:table-cell office:value-type="string" calcext:value-type="string">
            <text:p>:</text:p>
          </table:table-cell>
          <table:table-cell office:value-type="string" calcext:value-type="string">
            <text:p>1.명사 준비가 되어 있음Everyone has doubts about their readiness for parenthood.모든 사람들이 그들이 부모가 될 준비가 되어 있는지에 대해 의심을 갖고 있다.2.명사 기꺼이 하려는 상태Over half the people interviewed expressed their readiness to die for their country.인터뷰를 한 사람들 중 절반 이상이 국가를 위해 기꺼이 죽을 수 있다고 피력했다.</text:p>
          </table:table-cell>
        </table:table-row>
        <table:table-row table:style-name="ro1">
          <table:table-cell office:value-type="string" calcext:value-type="string">
            <text:p><text:a xlink:href="https://en.dict.naver.com/#/entry/enko/b12f61520c4c4279ac8a92b772ab3e23" xlink:type="simple">folks</text:a> </text:p>
          </table:table-cell>
          <table:table-cell/>
          <table:table-cell office:value-type="string" calcext:value-type="string">
            <text:p>:</text:p>
          </table:table-cell>
          <table:table-cell office:value-type="string" calcext:value-type="string">
            <text:p>1. 명사 사람들</text:p>
          </table:table-cell>
        </table:table-row>
        <table:table-row table:style-name="ro1">
          <table:table-cell office:value-type="string" calcext:value-type="string">
            <text:p><text:a xlink:href="https://en.dict.naver.com/#/entry/enko/de215ef89a874643990e62c39609e725" xlink:type="simple">snip</text:a> </text:p>
          </table:table-cell>
          <table:table-cell table:style-name="ce1" office:value-type="string" calcext:value-type="string">
            <text:p>[snɪp] </text:p>
          </table:table-cell>
          <table:table-cell office:value-type="string" calcext:value-type="string">
            <text:p>:</text:p>
          </table:table-cell>
          <table:table-cell office:value-type="string" calcext:value-type="string">
            <text:p>1.동사 (가위로 싹둑) 자르다Snip a tiny hole in the paper.가위로 종이에 작은 구멍을 하나 내라.2.명사 (가위로 싹둑) 자르기; 싹둑 (자르는 소리)Make a series of small snips along the edge of the fabric.직물 가장자리를 따라 가며 조금씩 잘라 내어라.3.명사 금속 절단용 가위</text:p>
          </table:table-cell>
        </table:table-row>
        <table:table-row table:style-name="ro1">
          <table:table-cell office:value-type="string" calcext:value-type="string">
            <text:p><text:a xlink:href="https://en.dict.naver.com/#/entry/enko/c9c33fa98d154aaab73819e385e21722" xlink:type="simple">ac·tu·a·tion</text:a> </text:p>
          </table:table-cell>
          <table:table-cell table:style-name="ce1" office:value-type="string" calcext:value-type="string">
            <text:p>[æ̀ktʃuéiʃən] </text:p>
          </table:table-cell>
          <table:table-cell office:value-type="string" calcext:value-type="string">
            <text:p>:</text:p>
          </table:table-cell>
          <table:table-cell office:value-type="string" calcext:value-type="string">
            <text:p>1. 명사 발동[충동] 작용</text:p>
          </table:table-cell>
        </table:table-row>
        <table:table-row table:style-name="ro1">
          <table:table-cell office:value-type="string" calcext:value-type="string">
            <text:p><text:a xlink:href="https://en.dict.naver.com/#/entry/enko/43f616842ca54c9da4eff85efae55c7a" xlink:type="simple">ac·tu·ate</text:a> </text:p>
          </table:table-cell>
          <table:table-cell table:style-name="ce1" office:value-type="string" calcext:value-type="string">
            <text:p>[ˈæktʃueɪt] </text:p>
          </table:table-cell>
          <table:table-cell office:value-type="string" calcext:value-type="string">
            <text:p>:</text:p>
          </table:table-cell>
          <table:table-cell office:value-type="string" calcext:value-type="string">
            <text:p>1.동사 (기계를) 작동시키다2.동사 (특정한) 행동을 하게 하다He was actuated entirely by malice.그는 순전히 악의에서 그렇게 했다.</text:p>
          </table:table-cell>
        </table:table-row>
        <table:table-row table:style-name="ro2">
          <table:table-cell office:value-type="string" calcext:value-type="string">
            <text:p><text:a xlink:href="https://en.dict.naver.com/#/entry/enko/a1e133e3dc9d464c8e87a49d6452dc46" xlink:type="simple">con·junc·tion</text:a> </text:p>
          </table:table-cell>
          <table:table-cell table:style-name="ce1" office:value-type="string" calcext:value-type="string">
            <text:p>[kənˈdʒʌŋkʃn] </text:p>
          </table:table-cell>
          <table:table-cell office:value-type="string" calcext:value-type="string">
            <text:p>:</text:p>
          </table:table-cell>
          <table:table-cell office:value-type="string" calcext:value-type="string">
            <text:p>1.명사 접속사2.명사 (특별한 결과를 초래하는 사건 등의) 결합The conjunction of low inflation and low unemployment came as a very pleasant surprise.저인플레이션과 저실업의 결합은 대단히 기분 좋은 깜짝 선물로 다가왔다.3.명사 합(지구에서 봤을 때 행성이 태양과 같은 방향에 있게 되는 것)</text:p>
          </table:table-cell>
        </table:table-row>
        <table:table-row table:style-name="ro1">
          <table:table-cell office:value-type="string" calcext:value-type="string">
            <text:p><text:a xlink:href="https://en.dict.naver.com/#/entry/enko/4232fb0ac6424e9189a7a653bc91c3ff" xlink:type="simple">as·sert</text:a> </text:p>
          </table:table-cell>
          <table:table-cell table:style-name="ce1" office:value-type="string" calcext:value-type="string">
            <text:p>[əˈsɜːrt] </text:p>
          </table:table-cell>
          <table:table-cell office:value-type="string" calcext:value-type="string">
            <text:p>:</text:p>
          </table:table-cell>
          <table:table-cell office:value-type="string" calcext:value-type="string">
            <text:p>1.동사 (사실임을 강하게) 주장하다She continued to assert that she was innocent.그녀는 계속해서 자기가 무죄라고 주장했다.2.동사 (단호하게) 자기주장을 하다3.동사 (자신의 권리·권위 등을) 확고히 하다to assert your independence/rights자신의 독립/권리를 확고히 하다</text:p>
          </table:table-cell>
        </table:table-row>
        <table:table-row table:style-name="ro2">
          <table:table-cell office:value-type="string" calcext:value-type="string">
            <text:p><text:a xlink:href="https://en.dict.naver.com/#/entry/enko/1097ed11f19e476186b20343d6e7d5fa" xlink:type="simple">nei·ther</text:a> </text:p>
          </table:table-cell>
          <table:table-cell table:style-name="ce1" office:value-type="string" calcext:value-type="string">
            <text:p>[ˈnaɪðə(r); ˈniːðə(r)] </text:p>
          </table:table-cell>
          <table:table-cell office:value-type="string" calcext:value-type="string">
            <text:p>:</text:p>
          </table:table-cell>
          <table:table-cell office:value-type="string" calcext:value-type="string">
            <text:p>1.한정사, 대명사 (둘 중) 어느 것도 …아니다Neither answer is correct.어느 대답도 옳지 않다.2.부사 (부정문을 만들며) …도 마찬가지이다[그렇다]He didn’t remember and neither did I.그는 기억하지 못했고 나도 마찬가지였다.3.부사 …도 아니고 …도 아니다I neither knew nor cared what had happened to him.나는 그에게 무슨 일이 있었는지 알지도 못했고 알고 싶지도 않았다.</text:p>
          </table:table-cell>
        </table:table-row>
        <table:table-row table:style-name="ro1">
          <table:table-cell office:value-type="string" calcext:value-type="string">
            <text:p><text:a xlink:href="https://en.dict.naver.com/#/entry/enko/a0cba421aaea4e6aa526d71967e48db8" xlink:type="simple">omit</text:a> </text:p>
          </table:table-cell>
          <table:table-cell table:style-name="ce1" office:value-type="string" calcext:value-type="string">
            <text:p>[əˈmɪt] </text:p>
          </table:table-cell>
          <table:table-cell office:value-type="string" calcext:value-type="string">
            <text:p>:</text:p>
          </table:table-cell>
          <table:table-cell office:value-type="string" calcext:value-type="string">
            <text:p>1.동사 빠뜨리다, 누락[제외]시키다; 생략하다If you are a student, you can omit questions 16-18.당신이 학생이면 16~18번 질문은 생략해도 된다.2.동사 (빠뜨리고) …하지 않다[못하다]She omitted to mention that they were staying the night.그들이 그날 밤에 머물 것이라는 얘기를 그녀가 빠뜨리고 하지 않았다.</text:p>
          </table:table-cell>
        </table:table-row>
        <table:table-row table:style-name="ro2">
          <table:table-cell office:value-type="string" calcext:value-type="string">
            <text:p><text:a xlink:href="https://en.dict.naver.com/#/entry/enko/33f3f6fcd8644127bcf7d7b82cb77029" xlink:type="simple">con·cur·rence</text:a> </text:p>
          </table:table-cell>
          <table:table-cell table:style-name="ce1" office:value-type="string" calcext:value-type="string">
            <text:p>[kən|kɜːrəns] </text:p>
          </table:table-cell>
          <table:table-cell office:value-type="string" calcext:value-type="string">
            <text:p>:</text:p>
          </table:table-cell>
          <table:table-cell office:value-type="string" calcext:value-type="string">
            <text:p>1.명사 동의, 의견 일치The doctor may seek the concurrence of a relative before carrying out the procedure.의사가 그 절차를 밟기 전에 친척의 동의를 구할지도 모른다.2.명사 동시 발생an unfortunate concurrence of events불행하게 동시에 발생한 사건들</text:p>
          </table:table-cell>
        </table:table-row>
        <table:table-row table:style-name="ro3">
          <table:table-cell office:value-type="string" calcext:value-type="string">
            <text:p><text:a xlink:href="https://en.dict.naver.com/#/entry/enko/868bc26edc6145aa9513a1e46b05c31b" xlink:type="simple">draw·back</text:a> </text:p>
          </table:table-cell>
          <table:table-cell table:style-name="ce1" office:value-type="string" calcext:value-type="string">
            <text:p>[ˈdrɔːbæk] </text:p>
          </table:table-cell>
          <table:table-cell office:value-type="string" calcext:value-type="string">
            <text:p>:</text:p>
          </table:table-cell>
          <table:table-cell office:value-type="string" calcext:value-type="string">
            <text:p>1.명사 결점, 문제점<text:line-break/>The main drawback to it is the cost.<text:line-break/><text:line-break/>그것의 주된 문제점은 비용이다.<text:line-break/></text:p>
          </table:table-cell>
        </table:table-row>
        <table:table-row table:style-name="ro4">
          <table:table-cell office:value-type="string" calcext:value-type="string">
            <text:p><text:a xlink:href="https://en.dict.naver.com/#/entry/enko/c28267aa27924c3e8253f0b659691d97" xlink:type="simple">ex·pose</text:a> </text:p>
          </table:table-cell>
          <table:table-cell table:style-name="ce1" office:value-type="string" calcext:value-type="string">
            <text:p>[ɪkˈspoʊz] </text:p>
          </table:table-cell>
          <table:table-cell office:value-type="string" calcext:value-type="string">
            <text:p>:</text:p>
          </table:table-cell>
          <table:table-cell office:value-type="string" calcext:value-type="string">
            <text:p>1.동사 (보통 때는 가려져 있는 것을) 드러내다<text:line-break/>He smiled suddenly, exposing a set of amazingly white teeth.<text:line-break/><text:line-break/>그가 갑자기 놀랍도록 하얀 치아를 드러내며 미소를 지었다.<text:line-break/><text:line-break/>2.동사 (비도덕적·불법적인 것 등을) 폭로하다<text:line-break/>She was exposed as a liar and a fraud.<text:line-break/><text:line-break/>그녀는 거짓말쟁이에 사기꾼임이 폭로되었다.<text:line-break/><text:line-break/>3.동사 (유해한 환경 등에) 노출시키다<text:line-break/>to expose yourself to ridicule<text:line-break/><text:line-break/>스스로를 비웃음거리로 만들다<text:line-break/></text:p>
          </table:table-cell>
        </table:table-row>
        <table:table-row table:style-name="ro5">
          <table:table-cell office:value-type="string" calcext:value-type="string">
            <text:p><text:a xlink:href="https://en.dict.naver.com/#/entry/enko/83d02bdb860a4d5d9cecfadb0a2bb365" xlink:type="simple">dele·gate</text:a> </text:p>
          </table:table-cell>
          <table:table-cell/>
          <table:table-cell office:value-type="string" calcext:value-type="string">
            <text:p>:</text:p>
          </table:table-cell>
          <table:table-cell office:value-type="string" calcext:value-type="string">
            <text:p>1.명사 (집단의 의사를 대표하는) 대표(자)<text:line-break/>The conference was attended by delegates from 56 countries.<text:line-break/><text:line-break/>그 회의에는 56개국의 대표들이 참석했다.<text:line-break/><text:line-break/>2.동사 (권한업무 등을) 위임하다<text:line-break/>Some managers find it difficult to delegate.<text:line-break/><text:line-break/>일부 관리자들은 (권한을) 위임하는 것을 힘들어 한다.<text:line-break/><text:line-break/>3.동사 (대표를) 뽑다[선정하다]<text:line-break/>I’ve been delegated to organize the Christmas party.<text:line-break/><text:line-break/>내가 크리스마스 파티를 준비하도록 뽑혔다.</text:p>
          </table:table-cell>
        </table:table-row>
        <table:table-row table:style-name="ro5">
          <table:table-cell office:value-type="string" calcext:value-type="string">
            <text:p><text:a xlink:href="https://en.dict.naver.com/#/entry/enko/979de3a9faee4f33b5a8cb054844d724" xlink:type="simple">ex·clu·sive</text:a> </text:p>
          </table:table-cell>
          <table:table-cell table:style-name="ce1" office:value-type="string" calcext:value-type="string">
            <text:p>[ɪkˈskluːsɪv] </text:p>
          </table:table-cell>
          <table:table-cell office:value-type="string" calcext:value-type="string">
            <text:p>:</text:p>
          </table:table-cell>
          <table:table-cell office:value-type="string" calcext:value-type="string">
            <text:p>1.형용사 독점적인, 전용의<text:line-break/>The hotel has exclusive access to the beach.<text:line-break/><text:line-break/>그 호텔은 전용 해안 접근로가 있다.<text:line-break/><text:line-break/>2.형용사 배타적인, 특권층의<text:line-break/>He belongs to an exclusive club.<text:line-break/><text:line-break/>그는 특권층을 위한 클럽에 소속되어 있다.<text:line-break/><text:line-break/>3.형용사 (아무나 이용할 수 없는) 고가의[고급의]<text:line-break/>an exclusive hotel<text:line-break/><text:line-break/>고급 호텔</text:p>
          </table:table-cell>
        </table:table-row>
        <table:table-row table:style-name="ro5">
          <table:table-cell office:value-type="string" calcext:value-type="string">
            <text:p><text:a xlink:href="https://en.dict.naver.com/#/entry/enko/b302b4a839fc4fb3b36918994aa9613f" xlink:type="simple">in·clu·sive</text:a> </text:p>
          </table:table-cell>
          <table:table-cell table:style-name="ce1" office:value-type="string" calcext:value-type="string">
            <text:p>[ɪnˈkluːsɪv] </text:p>
          </table:table-cell>
          <table:table-cell office:value-type="string" calcext:value-type="string">
            <text:p>:</text:p>
          </table:table-cell>
          <table:table-cell office:value-type="string" calcext:value-type="string">
            <text:p>1.형용사 (가격에) 일체의 경비가 포함된[…이 포함된]<text:line-break/>The fully inclusive fare for the trip is £52.<text:line-break/><text:line-break/>일체의 경비가 다 포함된 그 여행비는 52파운드입니다.<text:line-break/><text:line-break/>2.형용사 (언급된 날짜·월·수 등을 다 포함하여) …부터 …까지<text:line-break/>We are offering free holidays for children aged two to eleven inclusive.<text:line-break/><text:line-break/>2세부터 11세까지의 아동에 대한 휴가 비용은 무료로 해 드립니다.<text:line-break/><text:line-break/>3.형용사 폭넓은, 포괄적인<text:line-break/>The party must adopt more inclusive strategies and a broader vision.<text:line-break/><text:line-break/>이 당은 더 포괄적인 전략과 더 폭넓은 전망을 채택해야 합니다.</text:p>
          </table:table-cell>
        </table:table-row>
        <table:table-row table:style-name="ro6">
          <table:table-cell office:value-type="string" calcext:value-type="string">
            <text:p><text:a xlink:href="https://en.dict.naver.com/#/entry/enko/bb0e2b83185f4f77a749899080cf8b81" xlink:type="simple">as is</text:a> </text:p>
          </table:table-cell>
          <table:table-cell/>
          <table:table-cell office:value-type="string" calcext:value-type="string">
            <text:p>:</text:p>
          </table:table-cell>
          <table:table-cell office:value-type="string" calcext:value-type="string">
            <text:p>1.(어떤 조건·상태이건) 있는 그대로<text:line-break/>We are certain that the machine was received in perfect condition as is verified by your plant manager's signature on our delivery slip.<text:line-break/><text:line-break/>당사는 그 기계가 당사의 배달증명서에 있는 귀측 공장장의 서명에서 입증되듯이 완전한 상태로 도착되어졌음을 확신하고 있습니다.</text:p>
          </table:table-cell>
        </table:table-row>
        <table:table-row table:style-name="ro2">
          <table:table-cell table:style-name="Default" office:value-type="string" calcext:value-type="string">
            <text:p>si·mul·ta·ne·ous·ly</text:p>
            <text:p>[sàiməltéiniəsli,sì-]</text:p>
          </table:table-cell>
          <table:table-cell/>
          <table:table-cell office:value-type="string" calcext:value-type="string">
            <text:p>:</text:p>
          </table:table-cell>
          <table:table-cell office:value-type="string" calcext:value-type="string">
            <text:p>1. 부사 동시에 ((with)); 일제히</text:p>
          </table:table-cell>
        </table:table-row>
        <table:table-row table:style-name="ro3">
          <table:table-cell table:style-name="Default" office:value-type="string" calcext:value-type="string">
            <text:p>pal·ette</text:p>
            <text:p>[ˈpælət]</text:p>
          </table:table-cell>
          <table:table-cell/>
          <table:table-cell office:value-type="string" calcext:value-type="string">
            <text:p>:</text:p>
          </table:table-cell>
          <table:table-cell office:value-type="string" office:string-value="1.명사 팔레트&#10;2.명사 (특정 화가가 쓰는) 색깔들&#10;Greens and browns are typical of Ribera’s palette.&#10;&#10;녹색과 갈색은 리베라가 전형적으로 즐겨 쓰는 색깔들이다." calcext:value-type="string">
            <text:p>1.명사 팔레트</text:p>
            <text:p>2.명사 (특정 화가가 쓰는) 색깔들</text:p>
            <text:p>Greens and browns are typical of Ribera’s palette.</text:p>
            <text:p/>
            <text:p>녹색과 갈색은 리베라가 전형적으로 즐겨 쓰는 색깔들이다.</text:p>
          </table:table-cell>
        </table:table-row>
        <table:table-row table:style-name="ro5">
          <table:table-cell table:style-name="Default" office:value-type="string" calcext:value-type="string">
            <text:p>above</text:p>
            <text:p>[əˈbʌv]</text:p>
          </table:table-cell>
          <table:table-cell/>
          <table:table-cell office:value-type="string" calcext:value-type="string">
            <text:p>:</text:p>
          </table:table-cell>
          <table:table-cell office:value-type="string" office:string-value="1.전치사 (위치나 지위 면에서) …보다 위에[위로]&#10;The water came above our knees.&#10;&#10;물이 우리 무릎 위로 올라왔다.&#10;&#10;2.전치사 (수·나이 등이) …보다 많은, …을 넘는&#10;Inflation is above 6%.&#10;&#10;인플레이션이 6%가 넘는다.&#10;&#10;3.전치사 (중요도·품질 등이) …보다 위인, …보다 우위인&#10;I rate her above most other players of her age.&#10;&#10;나는 그녀가 동년배의 다른 대부분 선수들보다 낫다고 본다." calcext:value-type="string">
            <text:p>1.전치사 (위치나 지위 면에서) …보다 위에[위로]</text:p>
            <text:p>The water came above our knees.</text:p>
            <text:p/>
            <text:p>물이 우리 무릎 위로 올라왔다.</text:p>
            <text:p/>
            <text:p>2.전치사 (수·나이 등이) …보다 많은, …을 넘는</text:p>
            <text:p>Inflation is above 6%.</text:p>
            <text:p/>
            <text:p>인플레이션이 6%가 넘는다.</text:p>
            <text:p/>
            <text:p>3.전치사 (중요도·품질 등이) …보다 위인, …보다 우위인</text:p>
            <text:p>I rate her above most other players of her age.</text:p>
            <text:p/>
            <text:p>나는 그녀가 동년배의 다른 대부분 선수들보다 낫다고 본다.</text:p>
          </table:table-cell>
        </table:table-row>
        <table:table-row table:style-name="ro2">
          <table:table-cell table:style-name="Default" office:value-type="string" calcext:value-type="string">
            <text:p>fea·si·bil·i·ty</text:p>
            <text:p>[fì:zəbíliti]</text:p>
          </table:table-cell>
          <table:table-cell/>
          <table:table-cell office:value-type="string" calcext:value-type="string">
            <text:p>:</text:p>
          </table:table-cell>
          <table:table-cell office:value-type="string" calcext:value-type="string">
            <text:p>1. 명사 실행할 수 있음, (실행) 가능성</text:p>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row table:style-name="ro1">
          <table:table-cell table:style-name="Default"/>
          <table:table-cell/>
          <table:table-cell office:value-type="string" calcext:value-type="string">
            <text:p>:</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돋움" svg:font-family="돋움"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돋움1" svg:font-family="돋움" style:font-family-generic="system" style:font-pitch="variable"/>
  </office:font-face-decls>
  <office:styles>
    <style:default-style style:family="table-cell">
      <style:paragraph-properties style:tab-stop-distance="12.5mm"/>
      <style:text-properties style:font-name="Liberation Sans" fo:language="en" fo:country="US" style:font-name-asian="돋움1" style:language-asian="ko" style:country-asian="KR" style:font-name-complex="Lucida Sans" style:language-complex="hi" style:country-complex="IN"/>
    </style:default-style>
    <number:number-style style:name="N0">
      <number:number number:min-integer-digits="1"/>
    </number:number-style>
    <style:style style:name="Default" style:family="table-cell">
      <style:text-properties style:font-name="돋움" fo:font-family="돋움" style:font-family-generic="swiss" style:font-pitch="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페이지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8">0000/00/00</text:date>, <text:time style:data-style-name="N2" text:time-value="18:55:14.740000000">00:00:00</text:time></text:p>
        </style:region-right>
      </style:header>
      <style:header-left style:display="false"/>
      <style:footer>
        <text:p>페이지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31T12:23:55.244000000</meta:creation-date>
    <dc:date>2021-02-28T18:56:03.659000000</dc:date>
    <meta:editing-duration>PT21M51S</meta:editing-duration>
    <meta:editing-cycles>19</meta:editing-cycles>
    <meta:generator>Ultra_Office/6.2.3.2$Windows_x86 LibreOffice_project/</meta:generator>
    <meta:document-statistic meta:table-count="1" meta:cell-count="150" meta:object-count="0"/>
  </office:meta>
</office:document-meta>
</file>